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f93" officeooo:paragraph-rsid="00042f93"/>
    </style:style>
    <style:style style:name="P2" style:family="paragraph" style:parent-style-name="Standard">
      <style:text-properties officeooo:rsid="00042f93" officeooo:paragraph-rsid="00042f93"/>
    </style:style>
    <style:style style:name="P3" style:family="paragraph" style:parent-style-name="Standard">
      <style:text-properties officeooo:rsid="00060e80" officeooo:paragraph-rsid="00060e80"/>
    </style:style>
    <style:style style:name="T1" style:family="text">
      <style:text-properties officeooo:rsid="00060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a worker I want to be able to create error reports</text:p>
      <text:p text:style-name="P1">As a worker I want to be able to see my error reports</text:p>
      <text:p text:style-name="P1">As a worker I want to be able to edit my error reports</text:p>
      <text:p text:style-name="P1">As a worker I want to be able to delete my error reports</text:p>
      <text:p text:style-name="P3"/>
      <text:p text:style-name="P3">As a worker I want to be able to make work orders</text:p>
      <text:p text:style-name="P3">As a worker I want to be able to edit work orders</text:p>
      <text:p text:style-name="P3">As a worker I want to be able to delete work orders</text:p>
      <text:p text:style-name="P3">As a worker I want to be able to archive work orders</text:p>
      <text:p text:style-name="P3"/>
      <text:p text:style-name="P1"/>
      <text:p text:style-name="P1">As a contractor I want to be able to see the work orders I am executor off</text:p>
      <text:p text:style-name="P1">As a contractor I want to be able to mark my work orders as finished</text:p>
      <text:p text:style-name="P1">As a contractor I want to be able to </text:p>
      <text:p text:style-name="P1"/>
      <text:p text:style-name="P3">As an administrator I want to be able to see the users in my organization</text:p>
      <text:p text:style-name="P1">As an administrator I want to be able to <text:span text:style-name="T1">create users</text:span></text:p>
      <text:p text:style-name="P3">As an administrator I want to be able to edit users</text:p>
      <text:p text:style-name="P3">As an administrator I want to be able to delete users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9:38:01.362000000</meta:creation-date>
    <dc:date>2024-04-19T19:41:27.427000000</dc:date>
    <meta:editing-duration>PT40M35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5" meta:word-count="188" meta:character-count="826" meta:non-whitespace-character-count="652"/>
  </office:meta>
</office:document-meta>
</file>